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100000201935CCCB4ED4C4ECD.png" manifest:media-type="image/png"/>
  <manifest:file-entry manifest:full-path="Pictures/1000435E0000424200003507DBCAA3674E15F9D9.svg" manifest:media-type="image/svg+xml"/>
  <manifest:file-entry manifest:full-path="Pictures/1000020100000281000002014E0DF1D65003500D.png" manifest:media-type="image/png"/>
  <manifest:file-entry manifest:full-path="Pictures/10003340000042420000350707B36EA273D52584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c0f5" officeooo:paragraph-rsid="000ec0f5"/>
    </style:style>
    <style:style style:name="P2" style:family="paragraph" style:parent-style-name="Standard">
      <style:paragraph-properties fo:text-align="center" style:justify-single-word="false"/>
      <style:text-properties style:text-position="0% 100%" fo:font-size="15pt" fo:font-weight="bold" officeooo:rsid="000ec0f5" officeooo:paragraph-rsid="000ec0f5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rsid="0011b906" officeooo:paragraph-rsid="0011b906"/>
    </style:style>
    <style:style style:name="T1" style:family="text">
      <style:text-properties officeooo:rsid="000f573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A<text:span text:style-name="T1">C</text:span>TICA 5: CACHE</text:p>
      <text:p text:style-name="P1"/>
      <text:p text:style-name="P3">Grafico di LINE:</text:p>
      <text:p text:style-name="P3"><draw:frame draw:style-name="fr1" draw:name="Immagine1" text:anchor-type="paragraph" svg:width="10.248cm" svg:height="8.202cm" draw:z-index="0"><draw:image xlink:href="Pictures/10003340000042420000350707B36EA273D52584.svg" xlink:type="simple" xlink:show="embed" xlink:actuate="onLoad"/><draw:image xlink:href="Pictures/1000020100000281000002014E0DF1D65003500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Grafico di SIZE:</text:p>
      <text:p text:style-name="P3"><draw:frame draw:style-name="fr1" draw:name="Immagine2" text:anchor-type="paragraph" svg:width="10.276cm" svg:height="8.225cm" draw:z-index="1"><draw:image xlink:href="Pictures/1000435E0000424200003507DBCAA3674E15F9D9.svg" xlink:type="simple" xlink:show="embed" xlink:actuate="onLoad"/><draw:image xlink:href="Pictures/100002010000028100000201935CCCB4ED4C4EC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27:26.864247397</meta:creation-date>
    <dc:date>2016-01-19T10:40:17.557503310</dc:date>
    <meta:editing-duration>PT9M10S</meta:editing-duration>
    <meta:editing-cycles>6</meta:editing-cycles>
    <meta:generator>LibreOffice/5.0.2.2$Linux_X86_64 LibreOffice_project/00m0$Build-2</meta:generator>
    <meta:document-statistic meta:table-count="0" meta:image-count="2" meta:object-count="0" meta:page-count="1" meta:paragraph-count="3" meta:word-count="9" meta:character-count="49" meta:non-whitespace-character-count="43"/>
  </office:meta>
</office:document-meta>
</file>